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Georgia" svg:font-family="Georgia, serif"/>
    <style:font-face style:name="Arial Unicode MS1" svg:font-family="'Arial Unicode MS'" style:font-family-generic="swiss"/>
    <style:font-face style:name="Courier New" svg:font-family="'Courier New'" style:font-adornments="Regular" style:font-family-generic="modern" style:font-pitch="fixed"/>
    <style:font-face style:name="Arial" svg:font-family="Arial" style:font-family-generic="roman" style:font-pitch="variable"/>
    <style:font-face style:name="Arial Bold" svg:font-family="'Arial Bold'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 Unicode MS" svg:font-family="'Arial Unicode MS'" style:font-family-generic="system" style:font-pitch="variable"/>
    <style:font-face style:name="Courier New1" svg:font-family="'Courier New'" style:font-family-generic="system" style:font-pitch="variable"/>
    <style:font-face style:name="MS Mincho" svg:font-family="'MS Mincho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Text_20_body" style:list-style-name="WWNum36">
      <style:text-properties officeooo:paragraph-rsid="001d9ba9"/>
    </style:style>
    <style:style style:name="P2" style:family="paragraph" style:parent-style-name="Text_20_body">
      <style:text-properties officeooo:paragraph-rsid="001d9ba9"/>
    </style:style>
    <style:style style:name="P3" style:family="paragraph" style:parent-style-name="Text_20_body">
      <style:text-properties officeooo:paragraph-rsid="001ec623"/>
    </style:style>
    <style:style style:name="P4" style:family="paragraph" style:parent-style-name="Text_20_body" style:list-style-name="WWNum36">
      <style:text-properties officeooo:rsid="001ec623" officeooo:paragraph-rsid="001ec623"/>
    </style:style>
    <style:style style:name="P5" style:family="paragraph" style:parent-style-name="Text_20_body">
      <style:text-properties officeooo:paragraph-rsid="0024540a"/>
    </style:style>
    <style:style style:name="P6" style:family="paragraph" style:parent-style-name="Text_20_body">
      <style:text-properties officeooo:rsid="0024540a" officeooo:paragraph-rsid="0024540a"/>
    </style:style>
    <style:style style:name="P7" style:family="paragraph" style:parent-style-name="Text_20_body">
      <style:text-properties officeooo:rsid="00260ebb" officeooo:paragraph-rsid="0028e9cf"/>
    </style:style>
    <style:style style:name="P8" style:family="paragraph" style:parent-style-name="Text_20_body">
      <style:text-properties officeooo:rsid="0028e9cf" officeooo:paragraph-rsid="0028e9cf"/>
    </style:style>
    <style:style style:name="P9" style:family="paragraph" style:parent-style-name="Text_20_body">
      <style:text-properties officeooo:rsid="0029a930" officeooo:paragraph-rsid="0029a930"/>
    </style:style>
    <style:style style:name="P10" style:family="paragraph" style:parent-style-name="Text_20_body">
      <style:text-properties officeooo:rsid="002b59b1" officeooo:paragraph-rsid="002b59b1"/>
    </style:style>
    <style:style style:name="P11" style:family="paragraph" style:parent-style-name="Text_20_body">
      <style:text-properties officeooo:paragraph-rsid="002e8244"/>
    </style:style>
    <style:style style:name="P12" style:family="paragraph" style:parent-style-name="Text_20_body">
      <style:text-properties officeooo:rsid="002e8244" officeooo:paragraph-rsid="002e8244"/>
    </style:style>
    <style:style style:name="P13" style:family="paragraph" style:parent-style-name="Text_20_body">
      <style:text-properties officeooo:rsid="0030aa15" officeooo:paragraph-rsid="0030aa15"/>
    </style:style>
    <style:style style:name="P14" style:family="paragraph" style:parent-style-name="Text_20_body">
      <style:text-properties officeooo:rsid="00317240" officeooo:paragraph-rsid="00317240"/>
    </style:style>
    <style:style style:name="P15" style:family="paragraph" style:parent-style-name="Text_20_body">
      <style:text-properties officeooo:paragraph-rsid="00371fdb"/>
    </style:style>
    <style:style style:name="P16" style:family="paragraph" style:parent-style-name="Text_20_body">
      <style:text-properties officeooo:rsid="003848c7" officeooo:paragraph-rsid="003848c7"/>
    </style:style>
    <style:style style:name="P17" style:family="paragraph" style:parent-style-name="Text_20_body">
      <style:text-properties officeooo:rsid="003f303c" officeooo:paragraph-rsid="003f303c"/>
    </style:style>
    <style:style style:name="P18" style:family="paragraph" style:parent-style-name="Text_20_body">
      <style:text-properties officeooo:paragraph-rsid="003f303c"/>
    </style:style>
    <style:style style:name="P19" style:family="paragraph" style:parent-style-name="Text_20_body">
      <style:text-properties officeooo:rsid="00443025" officeooo:paragraph-rsid="00443025"/>
    </style:style>
    <style:style style:name="P20" style:family="paragraph" style:parent-style-name="Text_20_body">
      <style:text-properties officeooo:rsid="004a2534" officeooo:paragraph-rsid="004a2534"/>
    </style:style>
    <style:style style:name="P21" style:family="paragraph" style:parent-style-name="Text_20_body">
      <style:text-properties officeooo:paragraph-rsid="004a2534"/>
    </style:style>
    <style:style style:name="P22" style:family="paragraph" style:parent-style-name="Text_20_body">
      <style:text-properties officeooo:rsid="004c60e0" officeooo:paragraph-rsid="004c60e0"/>
    </style:style>
    <style:style style:name="P23" style:family="paragraph" style:parent-style-name="Text_20_body">
      <style:text-properties officeooo:rsid="004c60e0" officeooo:paragraph-rsid="004ed33e"/>
    </style:style>
    <style:style style:name="P24" style:family="paragraph" style:parent-style-name="Text_20_body">
      <style:text-properties officeooo:rsid="005193aa" officeooo:paragraph-rsid="005193aa"/>
    </style:style>
    <style:style style:name="P25" style:family="paragraph" style:parent-style-name="Text_20_body">
      <style:paragraph-properties fo:margin-left="0cm" fo:margin-right="0cm" fo:text-indent="0cm" style:auto-text-indent="false"/>
      <style:text-properties officeooo:rsid="004a2534" officeooo:paragraph-rsid="005a9f0b"/>
    </style:style>
    <style:style style:name="P26" style:family="paragraph" style:parent-style-name="Text_20_body">
      <style:paragraph-properties fo:margin-left="0cm" fo:margin-right="0cm" fo:text-indent="0cm" style:auto-text-indent="false"/>
      <style:text-properties officeooo:rsid="005e0000" officeooo:paragraph-rsid="005e0000"/>
    </style:style>
    <style:style style:name="P27" style:family="paragraph" style:parent-style-name="Text_20_body">
      <style:paragraph-properties fo:margin-left="0cm" fo:margin-right="0cm" fo:text-indent="0cm" style:auto-text-indent="false"/>
      <style:text-properties officeooo:rsid="00607d58" officeooo:paragraph-rsid="005e0000"/>
    </style:style>
    <style:style style:name="P28" style:family="paragraph" style:parent-style-name="Heading_20_1" style:list-style-name="WWNum22" style:master-page-name="Converted8">
      <style:paragraph-properties style:page-number="auto"/>
      <style:text-properties officeooo:paragraph-rsid="001d9ba9"/>
    </style:style>
    <style:style style:name="P29" style:family="paragraph" style:parent-style-name="Heading_20_1" style:list-style-name="WWNum22" style:master-page-name="Converted8">
      <style:paragraph-properties style:page-number="auto"/>
      <style:text-properties officeooo:rsid="0024540a" officeooo:paragraph-rsid="0024540a"/>
    </style:style>
    <style:style style:name="P30" style:family="paragraph" style:parent-style-name="Heading_20_1" style:list-style-name="WWNum22" style:master-page-name="Converted8">
      <style:paragraph-properties style:page-number="auto"/>
      <style:text-properties officeooo:rsid="005a9f0b" officeooo:paragraph-rsid="005a9f0b"/>
    </style:style>
    <style:style style:name="P31" style:family="paragraph" style:parent-style-name="Header">
      <style:paragraph-properties fo:text-align="center" style:justify-single-word="false"/>
      <style:text-properties fo:font-weight="bold" style:font-weight-asian="bold"/>
    </style:style>
    <style:style style:name="P32" style:family="paragraph" style:parent-style-name="Heading_20_2" style:list-style-name="WWNum22">
      <style:text-properties officeooo:paragraph-rsid="001d9ba9"/>
    </style:style>
    <style:style style:name="P33" style:family="paragraph" style:parent-style-name="Heading_20_2" style:list-style-name="WWNum22">
      <style:text-properties officeooo:paragraph-rsid="0024540a"/>
    </style:style>
    <style:style style:name="P34" style:family="paragraph" style:parent-style-name="Heading_20_2" style:list-style-name="WWNum22">
      <style:text-properties officeooo:rsid="002b59b1" officeooo:paragraph-rsid="002e8244"/>
    </style:style>
    <style:style style:name="P35" style:family="paragraph" style:parent-style-name="Heading_20_2" style:list-style-name="WWNum22">
      <style:text-properties officeooo:rsid="002b59b1" officeooo:paragraph-rsid="00371fdb"/>
    </style:style>
    <style:style style:name="P36" style:family="paragraph" style:parent-style-name="Heading_20_2" style:list-style-name="WWNum22">
      <style:text-properties officeooo:rsid="003f303c" officeooo:paragraph-rsid="003f303c"/>
    </style:style>
    <style:style style:name="P37" style:family="paragraph" style:parent-style-name="Heading_20_2" style:list-style-name="WWNum22">
      <style:text-properties officeooo:rsid="004a2534" officeooo:paragraph-rsid="004a2534"/>
    </style:style>
    <style:style style:name="P38" style:family="paragraph" style:parent-style-name="Heading_20_2">
      <style:paragraph-properties fo:margin-left="0cm" fo:margin-right="0cm" fo:text-indent="0cm" style:auto-text-indent="false"/>
      <style:text-properties officeooo:rsid="004a2534" officeooo:paragraph-rsid="005a9f0b"/>
    </style:style>
    <style:style style:name="P39" style:family="paragraph" style:parent-style-name="Contents_20_3">
      <style:text-properties officeooo:paragraph-rsid="001cb0d1"/>
    </style:style>
    <style:style style:name="P40" style:family="paragraph" style:parent-style-name="Contents_20_3">
      <style:text-properties officeooo:rsid="00260ebb" officeooo:paragraph-rsid="00260ebb"/>
    </style:style>
    <style:style style:name="P41" style:family="paragraph" style:parent-style-name="Contents_20_3">
      <style:text-properties officeooo:rsid="003daa69" officeooo:paragraph-rsid="003daa69"/>
    </style:style>
    <style:style style:name="P42" style:family="paragraph" style:parent-style-name="Contents_20_3">
      <style:text-properties officeooo:rsid="003dad62" officeooo:paragraph-rsid="003dad62"/>
    </style:style>
    <style:style style:name="P43" style:family="paragraph" style:parent-style-name="Contents_20_3">
      <style:text-properties officeooo:rsid="00473013" officeooo:paragraph-rsid="00473013"/>
    </style:style>
    <style:style style:name="P44" style:family="paragraph" style:parent-style-name="Contents_20_2">
      <style:text-properties officeooo:paragraph-rsid="001cb0d1"/>
    </style:style>
    <style:style style:name="P45" style:family="paragraph" style:parent-style-name="Contents_20_1">
      <style:paragraph-properties>
        <style:tab-stops>
          <style:tab-stop style:position="0.7cm"/>
          <style:tab-stop style:position="2.469cm"/>
          <style:tab-stop style:position="15.901cm" style:type="right" style:leader-style="dotted" style:leader-text="."/>
        </style:tab-stops>
      </style:paragraph-properties>
      <style:text-properties officeooo:paragraph-rsid="001cb0d1"/>
    </style:style>
    <style:style style:name="P46" style:family="paragraph" style:parent-style-name="Contents_20_1">
      <style:text-properties officeooo:paragraph-rsid="001cb0d1"/>
    </style:style>
    <style:style style:name="T1" style:family="text">
      <style:text-properties style:language-complex="bn" style:country-complex="BD"/>
    </style:style>
    <style:style style:name="T2" style:family="text">
      <style:text-properties officeooo:rsid="001cb0d1" style:language-complex="bn" style:country-complex="BD"/>
    </style:style>
    <style:style style:name="T3" style:family="text">
      <style:text-properties officeooo:rsid="00208a9d" style:language-complex="bn" style:country-complex="BD"/>
    </style:style>
    <style:style style:name="T4" style:family="text">
      <style:text-properties officeooo:rsid="0021a258" style:language-complex="bn" style:country-complex="BD"/>
    </style:style>
    <style:style style:name="T5" style:family="text">
      <style:text-properties style:font-name="Calibri" fo:font-size="11pt" style:font-name-asian="F" style:font-size-asian="11pt" style:language-asian="en" style:country-asian="GB" style:font-name-complex="F" style:font-size-complex="11pt"/>
    </style:style>
    <style:style style:name="T6" style:family="text">
      <style:text-properties style:font-name="Calibri" fo:font-size="11pt" style:font-name-asian="F" style:font-size-asian="11pt" style:language-asian="en" style:country-asian="GB" style:font-name-complex="F" style:font-size-complex="11pt" style:language-complex="bn" style:country-complex="BD"/>
    </style:style>
    <style:style style:name="T7" style:family="text">
      <style:text-properties style:font-name="Calibri" fo:font-size="11pt" officeooo:rsid="00208a9d" style:font-name-asian="F" style:font-size-asian="11pt" style:language-asian="en" style:country-asian="GB" style:font-name-complex="F" style:font-size-complex="11pt" style:language-complex="bn" style:country-complex="BD"/>
    </style:style>
    <style:style style:name="T8" style:family="text">
      <style:text-properties text:display="true"/>
    </style:style>
    <style:style style:name="T9" style:family="text">
      <style:text-properties officeooo:rsid="001d9ba9"/>
    </style:style>
    <style:style style:name="T10" style:family="text">
      <style:text-properties fo:font-weight="bold" style:font-weight-asian="bold"/>
    </style:style>
    <style:style style:name="T11" style:family="text">
      <style:text-properties officeooo:rsid="0024540a"/>
    </style:style>
    <style:style style:name="T12" style:family="text">
      <style:text-properties officeooo:rsid="0028e9cf"/>
    </style:style>
    <style:style style:name="T13" style:family="text">
      <style:text-properties officeooo:rsid="002b59b1"/>
    </style:style>
    <style:style style:name="T14" style:family="text">
      <style:text-properties officeooo:rsid="0038f434"/>
    </style:style>
    <style:style style:name="T15" style:family="text">
      <style:text-properties officeooo:rsid="004dc5b2"/>
    </style:style>
    <style:style style:name="T16" style:family="text">
      <style:text-properties officeooo:rsid="004ed33e"/>
    </style:style>
    <style:style style:name="T17" style:family="text">
      <style:text-properties officeooo:rsid="005743eb"/>
    </style:style>
    <style:style style:name="T18" style:family="text">
      <style:text-properties officeooo:rsid="0058fb36"/>
    </style:style>
    <style:style style:name="T19" style:family="text">
      <style:text-properties officeooo:rsid="005e000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6"><text:span text:style-name="T8"/></text:p>
      <text:p text:style-name="P46"><text:span text:style-name="T2"><text:s/></text:span><text:a xlink:type="simple" xlink:href="#_Toc530587822" text:style-name="Index_20_Link" text:visited-style-name="Index_20_Link"><text:span text:style-name="T2">Code Documentation</text:span></text:a><text:a xlink:type="simple" xlink:href="#_Toc530587822" text:style-name="Index_20_Link" text:visited-style-name="Index_20_Link"><text:span text:style-name="T8"><text:tab/></text:span></text:a></text:p>
      <text:p text:style-name="P44"><text:span text:style-name="T2">1</text:span><text:a xlink:type="simple" xlink:href="#_Toc530587823" text:style-name="Index_20_Link" text:visited-style-name="Index_20_Link"><text:span text:style-name="T1">.</text:span></text:a><text:a xlink:type="simple" xlink:href="#_Toc530587823" text:style-name="Index_20_Link" text:visited-style-name="Index_20_Link"><text:span text:style-name="T5"><text:tab/></text:span></text:a><text:a xlink:type="simple" xlink:href="#_Toc530587823" text:style-name="Index_20_Link" text:visited-style-name="Index_20_Link"><text:span text:style-name="T1">Technology Stack</text:span></text:a><text:a xlink:type="simple" xlink:href="#_Toc530587823" text:style-name="Index_20_Link" text:visited-style-name="Index_20_Link"><text:span text:style-name="T8"><text:tab/></text:span></text:a></text:p>
      <text:p text:style-name="P44"><text:span text:style-name="T7">2.</text:span><text:a xlink:type="simple" xlink:href="#_Toc530587840" text:style-name="Index_20_Link" text:visited-style-name="Index_20_Link"><text:span text:style-name="T5"><text:tab/></text:span></text:a><text:a xlink:type="simple" xlink:href="#_Toc530587840" text:style-name="Index_20_Link" text:visited-style-name="Index_20_Link"><text:span text:style-name="T1"> </text:span></text:a><text:a xlink:type="simple" xlink:href="#_Toc530587840" text:style-name="Index_20_Link" text:visited-style-name="Index_20_Link"><text:span text:style-name="T3">Documenting Code</text:span></text:a><text:a xlink:type="simple" xlink:href="#_Toc530587840" text:style-name="Index_20_Link" text:visited-style-name="Index_20_Link"><text:span text:style-name="T8"><text:tab/>32</text:span></text:a></text:p>
      <text:p text:style-name="P39"><text:span text:style-name="T3">2</text:span><text:a xlink:type="simple" xlink:href="#_Toc530587841" text:style-name="Index_20_Link" text:visited-style-name="Index_20_Link"><text:span text:style-name="T1">.</text:span></text:a><text:a xlink:type="simple" xlink:href="#_Toc530587841" text:style-name="Index_20_Link" text:visited-style-name="Index_20_Link"><text:span text:style-name="T3">1</text:span></text:a><text:a xlink:type="simple" xlink:href="#_Toc530587841" text:style-name="Index_20_Link" text:visited-style-name="Index_20_Link"><text:span text:style-name="T1">.1</text:span></text:a><text:a xlink:type="simple" xlink:href="#_Toc530587841" text:style-name="Index_20_Link" text:visited-style-name="Index_20_Link"><text:span text:style-name="T6"> <text:s/></text:span></text:a><text:a xlink:type="simple" xlink:href="#_Toc530587841" text:style-name="Index_20_Link" text:visited-style-name="Index_20_Link"><text:span text:style-name="T4">Classes and Scopes</text:span></text:a><text:a xlink:type="simple" xlink:href="#_Toc530587841" text:style-name="Index_20_Link" text:visited-style-name="Index_20_Link"><text:span text:style-name="T8"><text:tab/>32</text:span></text:a></text:p>
      <text:p text:style-name="P40"><text:span text:style-name="T8">2.2.1 Logging</text:span></text:p>
      <text:p text:style-name="P40"><text:span text:style-name="T8">2.3.1 Exception Handling</text:span></text:p>
      <text:p text:style-name="P42"><text:span text:style-name="T8">2.4.1 Dependency Injection</text:span></text:p>
      <text:p text:style-name="P43"><text:span text:style-name="T8">2.5.1 Services</text:span></text:p>
      <text:p text:style-name="P41"><text:span text:style-name="T8">3. Test Cases</text:span></text:p>
      <text:p text:style-name="P39"><text:span text:style-name="T8"/></text:p>
      <text:p text:style-name="P45"/>
      <text:p text:style-name="P45"><text:span text:style-name="T8"/></text:p>
      <text:p text:style-name="P45"><text:span text:style-name="T8"/></text:p>
      <text:p text:style-name="P45"><text:span text:style-name="T8"/></text:p>
      <text:p text:style-name="P45"><text:span text:style-name="T8"/></text:p>
      <text:p text:style-name="P45"><text:span text:style-name="T8"/></text:p>
      <text:p text:style-name="P45"><text:span text:style-name="T8"/></text:p>
      <text:p text:style-name="P45"><text:span text:style-name="T8"/></text:p>
      <text:p text:style-name="P45"><text:span text:style-name="T8"/></text:p>
      <text:list xml:id="list3062069561" text:style-name="WWNum22">
        <text:list-item>
          <text:h text:style-name="P28" text:outline-level="1"><text:bookmark-start text:name="_Toc530587822"/>Design<text:bookmark-end text:name="_Toc530587822"/></text:h>
          <text:list>
            <text:list-item>
              <text:h text:style-name="P32" text:outline-level="2"><text:bookmark-start text:name="_Toc530587823"/>Technology Stack<text:bookmark-end text:name="_Toc530587823"/></text:h>
            </text:list-item>
          </text:list>
        </text:list-item>
      </text:list>
      <text:p text:style-name="P2">The below is a list of main technologies and frameworks used in <text:span text:style-name="T9">Bar char Assignment</text:span>. <text:s/></text:p>
      <text:p text:style-name="P2"/>
      <text:p text:style-name="P2"><text:span text:style-name="T10"/></text:p>
      <text:p text:style-name="P2"/>
      <text:p text:style-name="P2"><text:span text:style-name="T10">Service Layer</text:span></text:p>
      <text:list xml:id="list3052521109" text:style-name="WWNum36">
        <text:list-item>
          <text:p text:style-name="P1">.NET <text:span text:style-name="T9">Core </text:span><text:s/>2.<text:span text:style-name="T9">1</text:span></text:p>
        </text:list-item>
        <text:list-item>
          <text:p text:style-name="P1">.NET <text:span text:style-name="T9">Standard 2.0</text:span></text:p>
        </text:list-item>
        <text:list-item>
          <text:p text:style-name="P1"><text:span text:style-name="T9">Json</text:span></text:p>
        </text:list-item>
      </text:list>
      <text:p text:style-name="P3"><text:span text:style-name="T10">Testing Technologies</text:span></text:p>
      <text:list xml:id="list141743758774530" text:continue-numbering="true" text:style-name="WWNum36">
        <text:list-item>
          <text:p text:style-name="P4">Moq</text:p>
        </text:list-item>
        <text:list-item>
          <text:p text:style-name="P4">xunit 2.4.1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141744126014425" text:continue-list="list3062069561" text:style-name="WWNum22">
        <text:list-item>
          <text:h text:style-name="P29" text:outline-level="1"><text:bookmark-start text:name="_Toc5305878221"/>D<text:bookmark-end text:name="_Toc5305878221"/>ocumentation Code</text:h>
          <text:list>
            <text:list-item>
              <text:h text:style-name="P33" text:outline-level="2"><text:span text:style-name="T11">Classes</text:span><text:bookmark-start text:name="_Toc5305878231"/> <text:bookmark-end text:name="_Toc5305878231"/><text:span text:style-name="T11">and Scopes</text:span></text:h>
            </text:list-item>
          </text:list>
        </text:list-item>
      </text:list>
      <text:p text:style-name="P5"/>
      <text:p text:style-name="P6">1. Created the Class in console application “Upstox_Test” named “ProcessBarChatMonitor”</text:p>
      <text:p text:style-name="P6">This is class inherited from “Imonitor” which is contains “StartMonitor” and “StopMonitor”</text:p>
      <text:p text:style-name="P6">public void StartMonitoring()</text:p>
      <text:p text:style-name="P6"><text:s text:c="8"/>{</text:p>
      <text:p text:style-name="P6"><text:s text:c="12"/>_logger.Information("ProcessBarChatMonitor Started");</text:p>
      <text:p text:style-name="P6"><text:s text:c="12"/>ProcessBarChartApplication();</text:p>
      <text:p text:style-name="P6"><text:s text:c="12"/>_logger.Information("ProcessBarChatMonitor Ended");</text:p>
      <text:p text:style-name="P6"><text:s text:c="8"/>}</text:p>
      <text:p text:style-name="P6"/>
      <text:p text:style-name="P6"><text:s text:c="8"/>public void StopMonitoring()</text:p>
      <text:p text:style-name="P6"><text:s text:c="8"/>{</text:p>
      <text:p text:style-name="P6"><text:s text:c="12"/>aTimer.Enabled = false;</text:p>
      <text:p text:style-name="P6"><text:s text:c="8"/>}</text:p>
      <text:p text:style-name="P6">2. “StartMonitor” we created one method “ProcessBarChartApplication” to process the multiple threads while running the application.</text:p>
      <text:p text:style-name="P6"><text:s/>public bool ProcessBarChartApplication()</text:p>
      <text:p text:style-name="P6"><text:s text:c="8"/>{</text:p>
      <text:p text:style-name="P6"><text:s text:c="12"/>try</text:p>
      <text:p text:style-name="P6"><text:s text:c="12"/>{</text:p>
      <text:p text:style-name="P6"><text:s text:c="16"/>_pollingInterval = Convert.ToInt32(_settings.Value.PollingInterval);</text:p>
      <text:p text:style-name="P6"><text:s text:c="16"/>ThreadStart thread = new ThreadStart(GetDataFromJsonFile);</text:p>
      <text:p text:style-name="P6"><text:s text:c="16"/>Thread myThread = new Thread(thread);</text:p>
      <text:p text:style-name="P6"/>
      <text:p text:style-name="P6"><text:s text:c="16"/>myThread.Start();</text:p>
      <text:p text:style-name="P6"><text:s text:c="16"/>Thread.Sleep(_pollingInterval);</text:p>
      <text:p text:style-name="P6"/>
      <text:p text:style-name="P6"><text:s text:c="16"/>thread = new ThreadStart(FSM);</text:p>
      <text:p text:style-name="P6"><text:s text:c="16"/>Thread mysecondThread = new Thread(thread);</text:p>
      <text:p text:style-name="P6"><text:s text:c="16"/>mysecondThread.Start();</text:p>
      <text:p text:style-name="P6"><text:soft-page-break/></text:p>
      <text:p text:style-name="P6"/>
      <text:p text:style-name="P6"><text:s text:c="16"/>var startTimeSpan = TimeSpan.Zero;</text:p>
      <text:p text:style-name="P6"><text:s text:c="16"/>var periodTimeSpan = TimeSpan.FromSeconds(1);</text:p>
      <text:p text:style-name="P6"/>
      <text:p text:style-name="P6"><text:s text:c="16"/>var timer = new System.Threading.Timer((e) =&gt;</text:p>
      <text:p text:style-name="P6"><text:s text:c="16"/>{</text:p>
      <text:p text:style-name="P6"><text:s text:c="20"/>LogsOHLC();</text:p>
      <text:p text:style-name="P6"><text:s text:c="16"/>}, null, startTimeSpan, periodTimeSpan);</text:p>
      <text:p text:style-name="P6"/>
      <text:p text:style-name="P6"><text:s text:c="16"/>return true;</text:p>
      <text:p text:style-name="P6"><text:s text:c="12"/>}</text:p>
      <text:p text:style-name="P6"><text:s text:c="11"/>catch(Exception ex)</text:p>
      <text:p text:style-name="P6"><text:s text:c="12"/>{</text:p>
      <text:p text:style-name="P6"><text:s text:c="16"/>_logger.Error(ex, "Error Occurs while reading process charts");</text:p>
      <text:p text:style-name="P6"><text:s text:c="16"/>return false;</text:p>
      <text:p text:style-name="P6"><text:s text:c="12"/>}</text:p>
      <text:p text:style-name="P6"><text:s text:c="8"/>}</text:p>
      <text:p text:style-name="P7">3. <text:span text:style-name="T12">In “ProcessBarChartApplication” <text:s/>implemented the multiple thread concept to call the three function which maintains the “Process Bar charts”</text:span></text:p>
      <text:p text:style-name="P7"><text:s text:c="2"/>private void GetDataFromJsonFile()</text:p>
      <text:p text:style-name="P7"><text:s text:c="8"/>{</text:p>
      <text:p text:style-name="P7"><text:s text:c="12"/>try</text:p>
      <text:p text:style-name="P7"><text:s text:c="12"/>{</text:p>
      <text:p text:style-name="P7"><text:s text:c="16"/>var jsonpath = AppDomain.CurrentDomain.BaseDirectory;</text:p>
      <text:p text:style-name="P7"><text:s text:c="16"/>using (StreamReader r = new StreamReader(jsonpath + @"\\SampleJson\applicationstructure.json"))</text:p>
      <text:p text:style-name="P7"><text:s text:c="16"/>{</text:p>
      <text:p text:style-name="P7"><text:s text:c="20"/>string json = r.ReadToEnd();</text:p>
      <text:p text:style-name="P7"><text:s text:c="20"/>barChartsResults = JsonConvert.DeserializeObject&lt;IEnumerable&lt;BarChart&gt;&gt;(json);</text:p>
      <text:p text:style-name="P7"><text:s text:c="20"/>_logger.Information("Response from File: <text:s/>{@result}", barChartsResults);</text:p>
      <text:p text:style-name="P7"><text:s text:c="16"/>}</text:p>
      <text:p text:style-name="P7"><text:soft-page-break/><text:s text:c="12"/>}</text:p>
      <text:p text:style-name="P7"><text:s text:c="12"/>catch(Exception ex)</text:p>
      <text:p text:style-name="P7"><text:s text:c="12"/>{</text:p>
      <text:p text:style-name="P7"><text:s text:c="16"/>_logger.Error(ex, "Error Occurs while reading the files");</text:p>
      <text:p text:style-name="P7"><text:s text:c="12"/>}</text:p>
      <text:p text:style-name="P7"><text:s text:c="10"/></text:p>
      <text:p text:style-name="P7"><text:s text:c="8"/>}</text:p>
      <text:p text:style-name="P8">First Method to fetch the Data from json file and that out put values passed to second and third method to print the console application <text:span text:style-name="T17">logs.</text:span></text:p>
      <text:p text:style-name="P9">4.In “FSM” method maintain the timmer which execute the time event after every 15 seconds in that increasing the “Bar Number” <text:span text:style-name="T13">and display the values in console application.</text:span></text:p>
      <text:p text:style-name="P10">5.In this "OnTimedEvent” this is timmer event and maintain the bar number increament</text:p>
      <text:p text:style-name="P10">6.In "LogsOHLC” this will call after every seconds to display the logs for OHLC(Open/ High/Low/Close).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list xml:id="list141743359646494" text:continue-numbering="true" text:style-name="WWNum22">
        <text:list-item>
          <text:list>
            <text:list-item>
              <text:h text:style-name="P34" text:outline-level="2"><text:bookmark-start text:name="_Toc53058782311"/><text:bookmark-end text:name="_Toc53058782311"/><text:soft-page-break/><text:span text:style-name="T11">Logging</text:span></text:h>
            </text:list-item>
          </text:list>
        </text:list-item>
      </text:list>
      <text:p text:style-name="P11"/>
      <text:p text:style-name="P12">In this project we maintained the logs in “c\\logs\\Test_Assignment{Datewise}.log”.</text:p>
      <text:p text:style-name="P12">Also we display the logs in Console application using this below code</text:p>
      <text:p text:style-name="P12">Console.WriteLine("OHLC Logs", finalResults);</text:p>
      <text:p text:style-name="P13">In .net Core we have to installed the packages for logging</text:p>
      <text:p text:style-name="P13"><text:s/>&lt;PackageReference Include="Microsoft.Extensions.Logging" Version="3.1.6" /&gt;</text:p>
      <text:p text:style-name="P13"><text:s text:c="4"/>&lt;PackageReference Include="Microsoft.Extensions.Logging.Console" Version="3.1.6" /&gt;</text:p>
      <text:p text:style-name="P13"><text:s text:c="4"/>&lt;PackageReference Include="Serilog" Version="2.9.0" /&gt;</text:p>
      <text:p text:style-name="P13"><text:s text:c="4"/>&lt;PackageReference Include="Serilog.Extensions.Logging" Version="3.0.1" /&gt;</text:p>
      <text:p text:style-name="P14">After installing the above packages we to do classe<text:span text:style-name="T18">s</text:span> inject in <text:span text:style-name="T18">star up</text:span> file</text:p>
      <text:p text:style-name="P14"><text:s/>var loggerFactory = new LoggerFactory().AddSerilog();</text:p>
      <text:p text:style-name="P14"><text:s text:c="12"/>services</text:p>
      <text:p text:style-name="P14"><text:s text:c="16"/>.AddSingleton(loggerFactory)</text:p>
      <text:p text:style-name="P14"><text:s text:c="16"/>.AddLogging()</text:p>
      <text:p text:style-name="P14"><text:s text:c="16"/>.AddSingleton(c =&gt; Log.Logger)</text:p>
      <text:p text:style-name="P14"/>
      <text:p text:style-name="P14"><text:s/>private static void ConfigureLogging(IConfigurationProvider configurationProvider)</text:p>
      <text:p text:style-name="P14"><text:s text:c="8"/>{</text:p>
      <text:p text:style-name="P14"><text:s text:c="10"/></text:p>
      <text:p text:style-name="P14"><text:s text:c="12"/>var fileName = $"C:\\logs\\Test_Assignment" + "{Date}.log";</text:p>
      <text:p text:style-name="P14"/>
      <text:p text:style-name="P14"><text:s text:c="12"/>Log.Logger = new LoggerConfiguration()</text:p>
      <text:p text:style-name="P14"><text:s text:c="16"/>.WriteTo.RollingFile(fileName)</text:p>
      <text:p text:style-name="P14"><text:s text:c="16"/>.ReadFrom.Configuration(_configuration)</text:p>
      <text:p text:style-name="P14"><text:s text:c="16"/>.Enrich.FromLogContext()</text:p>
      <text:p text:style-name="P14"><text:s text:c="16"/>.CreateLogger();</text:p>
      <text:p text:style-name="P14"><text:s text:c="8"/>}</text:p>
      <text:p text:style-name="P14"/>
      <text:p text:style-name="P14"/>
      <text:p text:style-name="P14"/>
      <text:p text:style-name="P14"/>
      <text:list xml:id="list141744366291571" text:continue-numbering="true" text:style-name="WWNum22">
        <text:list-item>
          <text:list>
            <text:list-item>
              <text:h text:style-name="P35" text:outline-level="2"><text:soft-page-break/><text:span text:style-name="T11">Exception Handling</text:span></text:h>
            </text:list-item>
          </text:list>
        </text:list-item>
      </text:list>
      <text:p text:style-name="P15"/>
      <text:p text:style-name="P16">In this project basically used the “Try” and “Catch” in that also whatever error will comes while processing written in logs files so we can easily find the <text:span text:style-name="T14">errors in code by using logs files.</text:span></text:p>
      <text:p text:style-name="P16"><text:s/>try</text:p>
      <text:p text:style-name="P16"><text:s text:c="12"/>{</text:p>
      <text:p text:style-name="P16"><text:tab/><text:tab/><text:tab/>-----</text:p>
      <text:p text:style-name="P16"><text:tab/><text:tab/><text:tab/>}</text:p>
      <text:p text:style-name="P16"><text:tab/><text:tab/><text:tab/> <text:s/>catch (Exception ex)</text:p>
      <text:p text:style-name="P16"><text:s text:c="12"/>{</text:p>
      <text:p text:style-name="P16"><text:s text:c="16"/>_logger.Error(ex, "Error on OnTimedEvent ");</text:p>
      <text:p text:style-name="P16"><text:s text:c="12"/>}</text:p>
      <text:p text:style-name="P16"/>
      <text:list xml:id="list141743826531282" text:continue-numbering="true" text:style-name="WWNum22">
        <text:list-item>
          <text:list>
            <text:list-item>
              <text:h text:style-name="P36" text:outline-level="2">Dependency Injection</text:h>
            </text:list-item>
          </text:list>
        </text:list-item>
      </text:list>
      <text:p text:style-name="P18"/>
      <text:p text:style-name="P17">Dependency inject in .net core is inbuild. In Startup files injected the interfaces and classed.</text:p>
      <text:p text:style-name="P17">.Net core special features like “Options” we can read the settings from json files and assign to classed using the options</text:p>
      <text:p text:style-name="P17">serviceCollection.Configure&lt;Settings&gt;(configuration.GetSection("Settings"));</text:p>
      <text:p text:style-name="P17">public static IConfiguration Configuration()</text:p>
      <text:p text:style-name="P17"><text:s text:c="8"/>{</text:p>
      <text:p text:style-name="P17"><text:s text:c="12"/>var config = new ConfigurationBuilder()</text:p>
      <text:p text:style-name="P17"><text:s text:c="20"/>.SetBasePath(AppDomain.CurrentDomain.BaseDirectory)</text:p>
      <text:p text:style-name="P17"><text:s text:c="20"/>.AddJsonFile("appsettings.json", optional: false, reloadOnChange: true)</text:p>
      <text:p text:style-name="P17"><text:s text:c="20"/>.Build();</text:p>
      <text:p text:style-name="P17"/>
      <text:p text:style-name="P17"><text:s text:c="12"/>return config;</text:p>
      <text:p text:style-name="P17"><text:s text:c="8"/>}</text:p>
      <text:p text:style-name="P17"/>
      <text:p text:style-name="P19">In our project created class named “ServiceHelper” contains all classed and interfaces injected. </text:p>
      <text:p text:style-name="P19"/>
      <text:list xml:id="list141743769027361" text:continue-numbering="true" text:style-name="WWNum22">
        <text:list-item>
          <text:list>
            <text:list-item>
              <text:h text:style-name="P37" text:outline-level="2"><text:soft-page-break/>Services</text:h>
            </text:list-item>
          </text:list>
        </text:list-item>
      </text:list>
      <text:p text:style-name="P21"/>
      <text:p text:style-name="P22">For test assignment created service project which is in library created in standard framework.</text:p>
      <text:p text:style-name="P23">In which contains all “DTO” and “Services”. We can add this <text:span text:style-name="T15">project</text:span> reference in our <text:span text:style-name="T15">main project.</text:span></text:p>
      <text:p text:style-name="P23"><text:span text:style-name="T16">In Service folder created interface Imonitor which is used to run the console application in monitor basis.</text:span></text:p>
      <text:p text:style-name="P23"><text:s text:c="2"/>public interface IMonitor</text:p>
      <text:p text:style-name="P23"><text:s text:c="4"/>{</text:p>
      <text:p text:style-name="P23"><text:s text:c="8"/>void StartMonitoring();</text:p>
      <text:p text:style-name="P23"><text:s text:c="8"/>void StopMonitoring();</text:p>
      <text:p text:style-name="P23"><text:s text:c="4"/>}</text:p>
      <text:p text:style-name="P23"/>
      <text:p text:style-name="P24">in DTOS folder created the dto for application</text:p>
      <text:p text:style-name="P24"><text:s/>public <text:s/>class BarChart</text:p>
      <text:p text:style-name="P24"><text:s text:c="4"/>{</text:p>
      <text:p text:style-name="P24"><text:s text:c="8"/>public string sym { get; set; }</text:p>
      <text:p text:style-name="P24"><text:s text:c="8"/>public string T { get; set; }</text:p>
      <text:p text:style-name="P24"><text:s text:c="8"/>public float P { get; set; }</text:p>
      <text:p text:style-name="P24"><text:s text:c="8"/>public float Q { get; set; }</text:p>
      <text:p text:style-name="P24"><text:s text:c="8"/>public int bar_number { get; set; }</text:p>
      <text:p text:style-name="P24"/>
      <text:p text:style-name="P24"><text:s text:c="4"/>}</text:p>
      <text:p text:style-name="P20"><text:s/>public class OHLC</text:p>
      <text:p text:style-name="P20"><text:s text:c="4"/>{</text:p>
      <text:p text:style-name="P20"><text:s text:c="8"/>public float o { get; set; }</text:p>
      <text:p text:style-name="P20"><text:s text:c="8"/>public float h { get; set; }</text:p>
      <text:p text:style-name="P20"><text:s text:c="8"/>public float l { get; set; }</text:p>
      <text:p text:style-name="P20"><text:s text:c="8"/>public float c { get; set; }</text:p>
      <text:p text:style-name="P20"><text:s text:c="8"/>public int volume { get; set; }</text:p>
      <text:p text:style-name="P20"><text:s text:c="8"/>public string events { get;set; }</text:p>
      <text:p text:style-name="P20"><text:s text:c="8"/>public string symbol { get; set; }</text:p>
      <text:p text:style-name="P20"><text:s text:c="8"/>public int bar_num { get; set; }</text:p>
      <text:p text:style-name="P20"><text:soft-page-break/><text:s text:c="4"/>}</text:p>
      <text:p text:style-name="P20"/>
      <text:p text:style-name="P20"><text:s/>public class Settings</text:p>
      <text:p text:style-name="P20"><text:s text:c="4"/>{</text:p>
      <text:p text:style-name="P20"><text:s text:c="8"/>public string LogFilePath { get; set; }</text:p>
      <text:p text:style-name="P20"><text:s text:c="8"/>public string PollingInterval { get; set; }</text:p>
      <text:p text:style-name="P20"><text:s text:c="8"/>public string IntervalDurationMinutes { get; set; }</text:p>
      <text:p text:style-name="P20"><text:s text:c="8"/>public bool StartRequestRetryMonitor { get; set; }</text:p>
      <text:p text:style-name="P20"><text:s text:c="4"/></text:p>
      <text:p text:style-name="P20"><text:s text:c="4"/>}</text:p>
      <text:p text:style-name="P20"/>
      <text:list xml:id="list141744643002275" text:continue-numbering="true" text:style-name="WWNum22">
        <text:list-item>
          <text:h text:style-name="P30" text:outline-level="1"><text:bookmark-start text:name="_Toc53058782212"/>T<text:bookmark-end text:name="_Toc53058782212"/>est Cases</text:h>
        </text:list-item>
      </text:list>
      <text:h text:style-name="P38" text:outline-level="2"/>
      <text:p text:style-name="P25">For test assignment created the Test Project in which we can write the test cases for our projects.</text:p>
      <text:p text:style-name="P25">For test assignment we used the following packages to run our project</text:p>
      <text:p text:style-name="P25">&lt;PackageReference Include="Microsoft.NET.Test.Sdk" Version="16.6.1" /&gt;</text:p>
      <text:p text:style-name="P25"><text:s text:c="4"/>&lt;PackageReference Include="Moq" Version="4.14.5" /&gt;</text:p>
      <text:p text:style-name="P25"><text:s text:c="4"/>&lt;PackageReference Include="xunit" Version="2.4.1" /&gt;</text:p>
      <text:p text:style-name="P25"><text:tab/><text:span text:style-name="T19">Created the one class named as "ProcessBarChatMonitorTestCases” which is inherit to <text:s/>Idisposable interface.</text:span></text:p>
      <text:p text:style-name="P25"/>
      <text:p text:style-name="P26">Created the one private method to initialized the <text:s/>“ProcessBarChatMonitor” this class</text:p>
      <text:p text:style-name="P26"><text:s/>private void OnInit()</text:p>
      <text:p text:style-name="P26"><text:s text:c="8"/>{</text:p>
      <text:p text:style-name="P26"><text:s text:c="12"/>Settings settings = new Settings() { PollingInterval = "15000" }; </text:p>
      <text:p text:style-name="P26"><text:s text:c="92"/></text:p>
      <text:p text:style-name="P26"><text:s text:c="12"/>var mock = new Mock&lt;IOptions&lt;Settings&gt;&gt;();</text:p>
      <text:p text:style-name="P26"><text:s text:c="12"/>mock.Setup(ap =&gt; ap.Value).Returns(settings);</text:p>
      <text:p text:style-name="P26"/>
      <text:p text:style-name="P26"><text:s text:c="12"/>SUT = new ProcessBarChatMonitor( _loggerMock.Object, mock.Object);</text:p>
      <text:p text:style-name="P26"/>
      <text:p text:style-name="P26"><text:s text:c="12"/></text:p>
      <text:p text:style-name="P26"><text:s text:c="8"/>}</text:p>
      <text:p text:style-name="P27">Created the one Fact Test Cases to execute the “ProcessBarChartApplication” properly and fetch the output result expected.</text:p>
      <text:p text:style-name="P27"><text:s/>[Fact(DisplayName = "Process Barcharts")]</text:p>
      <text:p text:style-name="P27"><text:s text:c="8"/>public <text:s/>void ProcessBarchartsTest()</text:p>
      <text:p text:style-name="P27"><text:s text:c="8"/>{</text:p>
      <text:p text:style-name="P27"><text:s text:c="12"/></text:p>
      <text:p text:style-name="P27"><text:s text:c="12"/>//ACT</text:p>
      <text:p text:style-name="P27"><text:s text:c="9"/>var result= _fixture.SUT.ProcessBarChartApplication();</text:p>
      <text:p text:style-name="P27"><text:s text:c="12"/></text:p>
      <text:p text:style-name="P27"><text:soft-page-break/></text:p>
      <text:p text:style-name="P27"><text:s text:c="12"/>//ASSERT</text:p>
      <text:p text:style-name="P27"><text:s text:c="14"/>Assert.True(true == result);</text:p>
      <text:p text:style-name="P27"><text:s text:c="8"/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Georgia" svg:font-family="Georgia, serif"/>
    <style:font-face style:name="Arial Unicode MS1" svg:font-family="'Arial Unicode MS'" style:font-family-generic="swiss"/>
    <style:font-face style:name="Courier New" svg:font-family="'Courier New'" style:font-adornments="Regular" style:font-family-generic="modern" style:font-pitch="fixed"/>
    <style:font-face style:name="Arial" svg:font-family="Arial" style:font-family-generic="roman" style:font-pitch="variable"/>
    <style:font-face style:name="Arial Bold" svg:font-family="'Arial Bold'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 Unicode MS" svg:font-family="'Arial Unicode MS'" style:font-family-generic="system" style:font-pitch="variable"/>
    <style:font-face style:name="Courier New1" svg:font-family="'Courier New'" style:font-family-generic="system" style:font-pitch="variable"/>
    <style:font-face style:name="MS Mincho" svg:font-family="'MS Mincho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IN" style:letter-kerning="true" style:font-name-asian="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Contents_20_1" style:display-name="Contents 1" style:family="paragraph" style:parent-style-name="Standard" style:default-outline-level="" style:class="index">
      <style:paragraph-properties fo:margin-top="0.212cm" fo:margin-bottom="0.212cm" loext:contextual-spacing="false" fo:text-align="center" style:justify-single-word="false" fo:orphans="2" fo:widows="2" style:writing-mode="lr-tb">
        <style:tab-stops>
          <style:tab-stop style:position="0.7cm"/>
          <style:tab-stop style:position="15.901cm" style:type="right" style:leader-style="dotted" style:leader-text="."/>
        </style:tab-stops>
      </style:paragraph-properties>
      <style:text-properties style:font-name="Arial" fo:font-family="Arial" style:font-family-generic="roman" style:font-pitch="variable" fo:font-weight="bold" style:language-asian="en" style:country-asian="US" style:font-weight-asian="bold" style:language-complex="ar" style:country-complex="SA"/>
    </style:style>
    <style:style style:name="Contents_20_2" style:display-name="Contents 2" style:family="paragraph" style:parent-style-name="Contents_20_1" style:default-outline-level="" style:class="index">
      <style:paragraph-properties fo:margin-left="0.7cm" fo:margin-right="0cm" fo:margin-top="0cm" fo:margin-bottom="0cm" loext:contextual-spacing="false" fo:text-indent="0cm" style:auto-text-indent="false">
        <style:tab-stops>
          <style:tab-stop style:position="1.7cm"/>
        </style:tab-stops>
      </style:paragraph-properties>
      <style:text-properties fo:font-weight="normal" style:font-weight-asian="normal"/>
    </style:style>
    <style:style style:name="Contents_20_3" style:display-name="Contents 3" style:family="paragraph" style:parent-style-name="Contents_20_2" style:default-outline-level="" style:class="index">
      <style:paragraph-properties>
        <style:tab-stops>
          <style:tab-stop style:position="0.7cm" style:leader-style="dotted" style:leader-text="."/>
          <style:tab-stop style:position="2.101cm"/>
        </style:tab-stops>
      </style:paragraph-properties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top="0cm" fo:margin-bottom="0.212cm" loext:contextual-spacing="false" fo:text-align="start" style:justify-single-word="false" fo:keep-together="always" fo:orphans="2" fo:widows="2" fo:keep-with-next="always" style:writing-mode="lr-tb">
        <style:tab-stops>
          <style:tab-stop style:position="0cm"/>
        </style:tab-stops>
      </style:paragraph-properties>
      <style:text-properties style:font-name="Arial" fo:font-family="Arial" style:font-family-generic="roman" style:font-pitch="variable" fo:font-size="18pt" fo:font-weight="bold" style:font-size-asian="18pt" style:language-asian="en" style:country-asian="US" style:font-weight-asian="bold"/>
    </style:style>
    <style:style style:name="RH_20_right" style:display-name="RH right" style:family="paragraph" style:parent-style-name="Text_20_body" style:default-outline-level="">
      <style:paragraph-properties fo:margin-top="0cm" fo:margin-bottom="0.071cm" loext:contextual-spacing="false" fo:text-align="end" style:justify-single-word="false"/>
      <style:text-properties style:font-name="Arial Bold" fo:font-family="'Arial Bold'" style:font-family-generic="roman" style:font-pitch="variable" fo:font-weight="bold" style:font-weight-asian="bold"/>
    </style:style>
    <style:style style:name="RH_20_left" style:display-name="RH left" style:family="paragraph" style:parent-style-name="Text_20_body" style:default-outline-level="">
      <style:paragraph-properties fo:margin-top="0cm" fo:margin-bottom="0.071cm" loext:contextual-spacing="false" fo:text-align="start" style:justify-single-word="false">
        <style:tab-stops>
          <style:tab-stop style:position="14.605cm" style:type="right"/>
        </style:tab-stops>
      </style:paragraph-properties>
      <style:text-properties fo:font-size="9pt" style:font-size-asian="9pt"/>
    </style:style>
    <style:style style:name="Header" style:family="paragraph" style:parent-style-name="Text_20_body" style:default-outline-level="" style:class="extra">
      <style:paragraph-properties fo:margin-top="0cm" fo:margin-bottom="0cm" loext:contextual-spacing="false"/>
      <style:text-properties fo:font-size="8pt" style:font-size-asian="8pt"/>
    </style:style>
    <style:style style:name="Footer" style:family="paragraph" style:parent-style-name="Text_20_body" style:default-outline-level="" style:class="extra">
      <style:paragraph-properties fo:margin-top="0cm" fo:margin-bottom="0cm" loext:contextual-spacing="false" fo:text-align="start" style:justify-single-word="false"/>
      <style:text-properties fo:font-size="8pt" style:font-size-asian="8pt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margin-left="1.501cm" fo:margin-right="0cm" fo:margin-top="0.423cm" fo:margin-bottom="0.071cm" loext:contextual-spacing="false" fo:text-indent="0cm" style:auto-text-indent="false"/>
      <style:text-properties style:font-name="Arial Bold" fo:font-family="'Arial Bold'" style:font-family-generic="roman" style:font-pitch="variable" fo:font-size="14pt" style:font-size-asian="14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69" style:display-name="ListLabel 69" style:family="text">
      <style:text-properties style:font-name-complex="Courier New1" style:font-family-complex="'Courier New'" style:font-family-generic-complex="system" style:font-pitch-complex="variable"/>
    </style:style>
    <style:style style:name="ListLabel_20_70" style:display-name="ListLabel 70" style:family="text">
      <style:text-properties style:font-name-complex="Courier New1" style:font-family-complex="'Courier New'" style:font-family-generic-complex="system" style:font-pitch-complex="variable"/>
    </style:style>
    <style:style style:name="ListLabel_20_71" style:display-name="ListLabel 71" style:family="text">
      <style:text-properties style:font-name-complex="Courier New1" style:font-family-complex="'Courier New'" style:font-family-generic-complex="system" style:font-pitch-complex="variable"/>
    </style:style>
    <style:style style:name="ListLabel_20_43" style:display-name="ListLabel 43" style:family="text">
      <style:text-properties fo:font-size="14pt" fo:font-style="normal" fo:font-weight="bold" style:font-size-asian="14pt" style:font-style-asian="normal" style:font-weight-asian="bold"/>
    </style:style>
    <style:style style:name="ListLabel_20_44" style:display-name="ListLabel 44" style:family="text">
      <style:text-properties fo:font-variant="normal" fo:text-transform="none" fo:color="#000000" style:text-line-through-style="none" style:text-line-through-type="none" style:text-position="0% 100%" fo:font-size="12pt" fo:letter-spacing="normal" fo:font-style="normal" style:text-underline-style="none" fo:font-weight="bold" style:letter-kerning="false" style:font-size-asian="12pt" style:font-style-asian="normal" style:font-weight-asian="bold" style:font-name-complex="Times New Roman" style:font-family-complex="'Times New Roman'" style:font-family-generic-complex="system" style:font-pitch-complex="variable" style:font-style-complex="normal" style:font-weight-complex="normal" style:text-emphasize="none" text:display="tru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3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69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70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7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501cm" fo:text-indent="-1.501cm" fo:margin-left="1.501cm"/>
        </style:list-level-properties>
      </text:list-level-style-number>
      <text:list-level-style-number text:level="2" text:style-name="ListLabel_20_43" style:num-format="1" text:display-levels="2">
        <style:list-level-properties text:list-level-position-and-space-mode="label-alignment">
          <style:list-level-label-alignment text:label-followed-by="listtab" text:list-tab-stop-position="1.752cm" fo:text-indent="-1.501cm" fo:margin-left="1.752cm"/>
        </style:list-level-properties>
      </text:list-level-style-number>
      <text:list-level-style-number text:level="3" text:style-name="ListLabel_20_44" style:num-format="1" text:display-levels="3">
        <style:list-level-properties text:list-level-position-and-space-mode="label-alignment">
          <style:list-level-label-alignment text:label-followed-by="listtab" text:list-tab-stop-position="1.501cm" fo:text-indent="-1.501cm" fo:margin-left="1.50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905cm" fo:text-indent="-1.501cm" fo:margin-left="1.501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2.54cm" fo:text-indent="-1.501cm" fo:margin-left="1.50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54cm" fo:text-indent="-1.501cm" fo:margin-left="1.501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3.175cm" fo:text-indent="-1.501cm" fo:margin-left="1.501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weight="bold" style:font-weight-asian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0.501cm" fo:margin-left="2.501cm" fo:margin-right="2.501cm" style:writing-mode="lr-tb" style:layout-grid-color="#c0c0c0" style:layout-grid-lines="2569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501cm" fo:margin-left="0cm" fo:margin-right="0cm" fo:margin-bottom="1.401cm" style:dynamic-spacing="true"/>
      </style:header-style>
      <style:footer-style>
        <style:header-footer-properties fo:min-height="1cm" fo:margin-left="0cm" fo:margin-right="0cm" fo:margin-top="0.9cm" style:dynamic-spacing="true"/>
      </style:footer-style>
    </style:page-layout>
  </office:automatic-styles>
  <office:master-styles>
    <style:master-page style:name="Standard" style:page-layout-name="Mpm1"/>
    <style:master-page style:name="Converted8" style:page-layout-name="Mpm2">
      <style:header>
        <text:p text:style-name="MP1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27T11:16:28.287000000</meta:creation-date>
    <dc:date>2020-07-27T14:17:42.287000000</dc:date>
    <meta:editing-duration>PT2H30M</meta:editing-duration>
    <meta:editing-cycles>38</meta:editing-cycles>
    <meta:generator>LibreOffice/6.0.6.2$Windows_X86_64 LibreOffice_project/0c292870b25a325b5ed35f6b45599d2ea4458e77</meta:generator>
    <meta:document-statistic meta:table-count="0" meta:image-count="0" meta:object-count="0" meta:page-count="11" meta:paragraph-count="196" meta:word-count="899" meta:character-count="8318" meta:non-whitespace-character-count="6094"/>
  </office:meta>
</office:document-meta>
</file>